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7000001D8328612B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111in" fo:margin-bottom="0in" style:contextual-spacing="false"/>
    </style:style>
    <style:style style:name="P3" style:family="paragraph" style:parent-style-name="Legals">
      <style:text-properties officeooo:paragraph-rsid="0025e651"/>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Abstract">
      <style:text-properties fo:font-size="16pt" fo:language="en" fo:country="US" fo:font-weight="bold" style:font-size-asian="16pt" style:font-weight-asian="bold" style:language-complex="ar" style:country-complex="SA"/>
    </style:style>
    <style:style style:name="P7" style:family="paragraph" style:parent-style-name="CellBody">
      <style:paragraph-properties style:snap-to-layout-grid="false"/>
      <style:text-properties fo:language="en" fo:country="US" style:language-complex="ar" style:country-complex="SA"/>
    </style:style>
    <style:style style:name="P8" style:family="paragraph" style:parent-style-name="Document_20_Title">
      <style:text-properties fo:language="en" fo:country="US" style:language-complex="ar" style:country-complex="SA"/>
    </style:style>
    <style:style style:name="P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1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11" style:family="paragraph" style:parent-style-name="Body">
      <style:text-properties officeooo:paragraph-rsid="0021c380"/>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text-properties fo:language="en" fo:country="US" officeooo:rsid="001febee" officeooo:paragraph-rsid="0021c380" style:language-complex="ar" style:country-complex="SA"/>
    </style:style>
    <style:style style:name="P15"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16"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17" style:family="paragraph" style:parent-style-name="Standard">
      <style:text-properties style:font-name="Arial" fo:language="en" fo:country="US" officeooo:paragraph-rsid="0021c380" style:language-complex="ar" style:country-complex="SA"/>
    </style:style>
    <style:style style:name="P18" style:family="paragraph" style:parent-style-name="Standard">
      <style:text-properties style:font-name="Arial" fo:language="en" fo:country="US" officeooo:rsid="001febee" officeooo:paragraph-rsid="0021c380" style:language-complex="ar" style:country-complex="SA"/>
    </style:style>
    <style:style style:name="P19" style:family="paragraph" style:parent-style-name="Definition_20_Term">
      <style:text-properties fo:language="en" fo:country="US" style:language-complex="ar" style:country-complex="SA"/>
    </style:style>
    <style:style style:name="P20" style:family="paragraph" style:parent-style-name="Standard">
      <style:text-properties fo:language="en" fo:country="US" style:language-complex="ar" style:country-complex="SA"/>
    </style:style>
    <style:style style:name="P21" style:family="paragraph" style:parent-style-name="Body">
      <style:text-properties fo:color="#000000" fo:language="en" fo:country="US" fo:font-style="normal" officeooo:paragraph-rsid="00290bb4" style:font-style-asian="normal" style:language-complex="ar" style:country-complex="SA" style:font-style-complex="normal"/>
    </style:style>
    <style:style style:name="P22" style:family="paragraph" style:parent-style-name="Body">
      <style:text-properties fo:color="#000000" fo:language="en" fo:country="US" fo:font-style="normal" officeooo:paragraph-rsid="002a230b" style:font-style-asian="normal" style:language-complex="ar" style:country-complex="SA" style:font-style-complex="normal"/>
    </style:style>
    <style:style style:name="P23" style:family="paragraph" style:parent-style-name="Body">
      <style:text-properties fo:color="#000000" fo:language="en" fo:country="US" fo:font-style="normal" officeooo:paragraph-rsid="002a43cb" style:font-style-asian="normal" style:language-complex="ar" style:country-complex="SA" style:font-style-complex="normal"/>
    </style:style>
    <style:style style:name="P24" style:family="paragraph" style:parent-style-name="Body">
      <style:text-properties fo:color="#000000" fo:language="en" fo:country="US" fo:font-style="normal" officeooo:paragraph-rsid="002a95ab" style:font-style-asian="normal" style:language-complex="ar" style:country-complex="SA" style:font-style-complex="normal"/>
    </style:style>
    <style:style style:name="P25" style:family="paragraph" style:parent-style-name="Body">
      <style:text-properties fo:color="#000000" fo:language="en" fo:country="US" fo:font-style="normal" officeooo:paragraph-rsid="002c7d19" style:font-style-asian="normal" style:language-complex="ar" style:country-complex="SA" style:font-style-complex="normal"/>
    </style:style>
    <style:style style:name="P26" style:family="paragraph" style:parent-style-name="Body" style:list-style-name="L1">
      <style:text-properties fo:color="#000000" fo:language="en" fo:country="US" fo:font-style="normal" officeooo:paragraph-rsid="002d68c3" style:font-style-asian="normal" style:language-complex="ar" style:country-complex="SA" style:font-style-complex="normal"/>
    </style:style>
    <style:style style:name="P27" style:family="paragraph" style:parent-style-name="Body" style:list-style-name="L1">
      <style:text-properties fo:color="#000000" fo:language="en" fo:country="US" fo:font-style="normal" officeooo:paragraph-rsid="002de7ab" style:font-style-asian="normal" style:language-complex="ar" style:country-complex="SA" style:font-style-complex="normal"/>
    </style:style>
    <style:style style:name="P28" style:family="paragraph" style:parent-style-name="Body" style:list-style-name="L1">
      <style:text-properties fo:color="#000000" fo:language="en" fo:country="US" fo:font-style="normal" officeooo:paragraph-rsid="002f05be" style:font-style-asian="normal" style:language-complex="ar" style:country-complex="SA" style:font-style-complex="normal"/>
    </style:style>
    <style:style style:name="P29" style:family="paragraph" style:parent-style-name="Body" style:list-style-name="L1">
      <style:text-properties fo:color="#000000" fo:language="en" fo:country="US" fo:font-style="normal" officeooo:paragraph-rsid="0030a513" style:font-style-asian="normal" style:language-complex="ar" style:country-complex="SA" style:font-style-complex="normal"/>
    </style:style>
    <style:style style:name="P30" style:family="paragraph" style:parent-style-name="Body" style:list-style-name="L1">
      <style:text-properties fo:color="#000000" fo:language="en" fo:country="US" fo:font-style="normal" officeooo:paragraph-rsid="0030e44e" style:font-style-asian="normal" style:language-complex="ar" style:country-complex="SA" style:font-style-complex="normal"/>
    </style:style>
    <style:style style:name="P31" style:family="paragraph" style:parent-style-name="Body">
      <style:text-properties fo:color="#000000" fo:language="en" fo:country="US" fo:font-style="normal" officeooo:paragraph-rsid="0030e44e" style:font-style-asian="normal" style:language-complex="ar" style:country-complex="SA" style:font-style-complex="normal"/>
    </style:style>
    <style:style style:name="P32" style:family="paragraph" style:parent-style-name="Body">
      <style:paragraph-properties fo:orphans="2" fo:widows="2" style:writing-mode="lr-tb"/>
      <style:text-properties fo:color="#000000" fo:font-size="10pt" fo:language="en" fo:country="US" fo:font-style="normal" officeooo:paragraph-rsid="0030e44e" style:font-name-asian="Times New Roman" style:font-size-asian="10pt" style:font-style-asian="normal" style:font-name-complex="Times New Roman" style:font-size-complex="10pt" style:language-complex="ar" style:country-complex="SA" style:font-style-complex="normal"/>
    </style:style>
    <style:style style:name="P33" style:family="paragraph" style:parent-style-name="Body">
      <style:paragraph-properties fo:orphans="2" fo:widows="2" style:writing-mode="lr-tb"/>
      <style:text-properties fo:font-style="normal" officeooo:paragraph-rsid="0030e44e" style:font-style-asian="normal" style:font-style-complex="normal"/>
    </style:style>
    <style:style style:name="P34" style:family="paragraph" style:parent-style-name="Heading_20_1">
      <style:text-properties fo:language="en" fo:country="US" style:language-complex="ar" style:country-complex="SA"/>
    </style:style>
    <style:style style:name="P35" style:family="paragraph" style:parent-style-name="Heading_20_1">
      <style:paragraph-properties fo:break-before="page"/>
      <style:text-properties fo:language="en" fo:country="US" style:language-complex="ar" style:country-complex="SA"/>
    </style:style>
    <style:style style:name="P36" style:family="paragraph" style:parent-style-name="Heading_20_2">
      <style:text-properties fo:language="en" fo:country="US" style:language-complex="ar" style:country-complex="SA"/>
    </style:style>
    <style:style style:name="P37" style:family="paragraph" style:parent-style-name="Heading_20_2">
      <style:text-properties fo:language="en" fo:country="US" officeooo:rsid="0021c380" officeooo:paragraph-rsid="0021c380" style:language-complex="ar" style:country-complex="SA"/>
    </style:style>
    <style:style style:name="P38" style:family="paragraph" style:parent-style-name="Heading_20_2">
      <style:text-properties fo:language="en" fo:country="US" officeooo:rsid="001febee" officeooo:paragraph-rsid="0021c380" style:language-complex="ar" style:country-complex="SA"/>
    </style:style>
    <style:style style:name="P39" style:family="paragraph" style:parent-style-name="Heading_20_2">
      <style:text-properties fo:language="en" fo:country="US" officeooo:paragraph-rsid="001febee" style:language-complex="ar" style:country-complex="SA"/>
    </style:style>
    <style:style style:name="P4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1" style:family="paragraph" style:parent-style-name="Document_20_Title">
      <style:text-properties fo:language="en" fo:country="US" style:language-complex="ar" style:country-complex="SA"/>
    </style:style>
    <style:style style:name="P42" style:family="paragraph" style:parent-style-name="CellBody">
      <style:text-properties fo:color="#000000" fo:language="en" fo:country="US" fo:font-style="normal" style:font-style-asian="normal" style:language-complex="ar" style:country-complex="SA" style:font-style-complex="normal"/>
    </style:style>
    <style:style style:name="P43" style:family="paragraph" style:parent-style-name="CellBody">
      <style:paragraph-properties style:snap-to-layout-grid="false"/>
      <style:text-properties fo:color="#000000" fo:language="en" fo:country="US" fo:font-style="normal" officeooo:paragraph-rsid="00290bb4" style:font-style-asian="normal" style:language-complex="ar" style:country-complex="SA" style:font-style-complex="normal"/>
    </style:style>
    <style:style style:name="P44" style:family="paragraph" style:parent-style-name="CellBody">
      <style:text-properties fo:color="#000000" fo:language="en" fo:country="US" fo:font-style="normal" officeooo:paragraph-rsid="00290bb4" style:font-style-asian="normal" style:language-complex="ar" style:country-complex="SA" style:font-style-complex="normal"/>
    </style:style>
    <style:style style:name="P45" style:family="paragraph" style:parent-style-name="CellBody">
      <style:paragraph-properties style:snap-to-layout-grid="false"/>
      <style:text-properties fo:language="en" fo:country="US" style:language-complex="ar" style:country-complex="SA"/>
    </style:style>
    <style:style style:name="P46" style:family="paragraph" style:parent-style-name="CellBody">
      <style:paragraph-properties fo:keep-with-next="always" style:snap-to-layout-grid="false"/>
      <style:text-properties fo:language="en" fo:country="US" officeooo:paragraph-rsid="0030e44e" style:language-complex="ar" style:country-complex="SA"/>
    </style:style>
    <style:style style:name="P47" style:family="paragraph" style:parent-style-name="Abstract">
      <style:text-properties fo:language="en" fo:country="US" officeooo:paragraph-rsid="00290bb4" style:language-complex="ar" style:country-complex="SA"/>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fo:language="en" fo:country="US" officeooo:rsid="001febee" style:language-complex="ar" style:country-complex="SA"/>
    </style:style>
    <style:style style:name="T6" style:family="text">
      <style:text-properties style:font-name="Courier New"/>
    </style:style>
    <style:style style:name="T7" style:family="text">
      <style:text-properties officeooo:rsid="00290bb4"/>
    </style:style>
    <style:style style:name="T8" style:family="text">
      <style:text-properties officeooo:rsid="002a230b"/>
    </style:style>
    <style:style style:name="T9" style:family="text">
      <style:text-properties officeooo:rsid="002a43cb"/>
    </style:style>
    <style:style style:name="T10" style:family="text">
      <style:text-properties officeooo:rsid="002a95ab"/>
    </style:style>
    <style:style style:name="T11" style:family="text">
      <style:text-properties officeooo:rsid="002c7d19"/>
    </style:style>
    <style:style style:name="T12" style:family="text">
      <style:text-properties officeooo:rsid="002d68c3"/>
    </style:style>
    <style:style style:name="T13" style:family="text">
      <style:text-properties officeooo:rsid="002de7ab"/>
    </style:style>
    <style:style style:name="T14" style:family="text">
      <style:text-properties officeooo:rsid="002f05be"/>
    </style:style>
    <style:style style:name="T15" style:family="text">
      <style:text-properties officeooo:rsid="0030a513"/>
    </style:style>
    <style:style style:name="T16" style:family="text">
      <style:text-properties officeooo:rsid="0030e44e"/>
    </style:style>
    <style:style style:name="T17" style:family="text">
      <style:text-properties fo:color="#000000" fo:font-size="10pt" fo:language="en" fo:country="US" officeooo:rsid="0030e44e"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2" draw:name="graphics3" text:anchor-type="paragraph" svg:width="7in" svg:height="3.1075in" draw:z-index="0"><draw:image xlink:href="Pictures/1000020100000427000001D8328612BC.png" xlink:type="simple" xlink:show="embed" xlink:actuate="onLoad"/></draw:frame></text:p>
      <text:p text:style-name="P8"><text:user-defined style:data-style-name="N0" text:name="RFC Title">RFC 204 - Framework Extension Activators</text:user-defined></text:p>
      <text:p text:style-name="P8"><text:span text:style-name="T2">Draft<text:line-break/><text:line-break/></text:span><text:span text:style-name="T2"><text:page-count style:num-format="1">8</text:page-count></text:span><text:span text:style-name="T2"> Pages</text:span></text:p>
      <text:p text:style-name="P6">Abstract</text:p>
      <text:p text:style-name="P47"><text:span text:style-name="T7">The OSGi Core specification version 4 introduced framework extension bundles as a way to deliver optional parts of the Framework implementation. <text:s/>The OSGi Core specification version 4.2 and 4.3 introduced various framework hooks that allowed bundles on top of the framework to augment certain behaviors of the framework. <text:s/>For example, the service, bundle and resolver hooks together may be used to implement a scoping model for isolating groups of bundles with in the same framework. <text:s/>In many scenarios it is desired to have these hooks be available (registered) as early as possible to guarantee consistent behavior for the complete lifecycle of the framework. <text:s/>Currently there is no standard to ensure the hook implementations are available when a framework is initialized because hook implementations are registered as services by normal bundles which can only be activated after a framework has been initialized.</text:span></text:p>
      <text:p text:style-name="P47"><text:span text:style-name="T7">This RFC specifies extension bundle activators which can be used by a framework extension to hook into the initialization process of the framework, including the ability to register framework hook services.</text:span></text:p>
      <text:h text:style-name="P35" text:outline-level="1" text:restart-numbering="true" text:start-value="-1">Document Information</text:h>
      <text:h text:style-name="P37" text:outline-level="2">License</text:h>
      <text:p text:style-name="P15">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8">I HEREBY ACKNOWLEDGE AND AGREE TO THE TERMS AND CONDITIONS DELINEATED ABOVE.</text:p>
      <text:h text:style-name="P38"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8" text:outline-level="2">Feedback</text:h>
      <text:p text:style-name="P11"><text:span text:style-name="T5">This document can be downloaded from the OSGi Alliance design repository at </text:span><text:a xlink:type="simple" xlink:href="https://github.com/osgi/design"><text:span text:style-name="T5">https://github.com/osgi/design</text:span></text:a><text:span text:style-name="T5"> The public can provide feedback about this document by opening a bug at https://www.osgi.org/bugzilla/.</text:span></text:p>
      <text:h text:style-name="P3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0">0 Document Information<text:tab/>2</text:p>
          <text:p text:style-name="P9">0.1 License<text:tab/>2</text:p>
          <text:p text:style-name="P9">0.2 Trademarks<text:tab/>3</text:p>
          <text:p text:style-name="P9">0.3 Feedback<text:tab/>3</text:p>
          <text:p text:style-name="P9">0.4 Table of Contents<text:tab/>3</text:p>
          <text:p text:style-name="P9">0.5 Terminology and Document Conventions<text:tab/>4</text:p>
          <text:p text:style-name="P9">0.6 Revision History<text:tab/>4</text:p>
          <text:p text:style-name="P10">1 Introduction<text:tab/>4</text:p>
          <text:p text:style-name="P10">2 Application Domain<text:tab/>5</text:p>
          <text:p text:style-name="P10">3 Problem Description<text:tab/>5</text:p>
          <text:p text:style-name="P10">4 Requirements<text:tab/>5</text:p>
          <text:p text:style-name="P10">5 Technical Solution<text:tab/>5</text:p>
          <text:p text:style-name="P10">6 Data Transfer Objects<text:tab/>6</text:p>
          <text:p text:style-name="P10">7 Javadoc<text:tab/>6</text:p>
          <text:p text:style-name="P10">8 Considered Alternatives<text:tab/>6</text:p>
          <text:p text:style-name="P10"><text:soft-page-break/>9 Security Considerations<text:tab/>7</text:p>
          <text:p text:style-name="P10">10 Document Support<text:tab/>7</text:p>
          <text:p text:style-name="P9">10.1 References<text:tab/>7</text:p>
          <text:p text:style-name="P9">10.2 Author’s Address<text:tab/>7</text:p>
          <text:p text:style-name="P9">10.3 Acronyms and Abbreviations<text:tab/>7</text:p>
          <text:p text:style-name="P9">10.4 End of Document<text:tab/>7</text:p>
        </text:index-body>
      </text:table-of-content>
      <text:p text:style-name="P13"/>
      <text:h text:style-name="P39"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3"><text:span text:style-name="T6">Source code is shown in this typeface</text:span>.</text:p>
      <text:h text:style-name="P36"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7">Initial</text:p>
          </table:table-cell>
          <table:table-cell table:style-name="Table1.A1" office:value-type="string">
            <text:p text:style-name="P43"><text:span text:style-name="T7">Aug 27 2013</text:span></text:p>
          </table:table-cell>
          <table:table-cell table:style-name="Table1.C1" office:value-type="string">
            <text:p text:style-name="P42"><text:span text:style-name="T7">Thomas Watson</text:span>, <text:span text:style-name="T7">IBM</text:span> <text:a xlink:type="simple" xlink:href="mailto:tjwatson@us.ibm.com"><text:span text:style-name="T7">tjwatson@us.ibm.com</text:span></text:a></text:p>
            <text:p text:style-name="P44"><text:span text:style-name="T7">Initial version</text:span></text:p>
          </table:table-cell>
        </table:table-row>
        <table:table-row table:style-name="Table1.2">
          <table:table-cell table:style-name="Table1.A3" office:value-type="string">
            <text:p text:style-name="P7"/>
          </table:table-cell>
          <table:table-cell table:style-name="Table1.A3" office:value-type="string">
            <text:p text:style-name="P43"/>
          </table:table-cell>
          <table:table-cell table:style-name="Table1.C3" office:value-type="string">
            <text:p text:style-name="P42"/>
          </table:table-cell>
        </table:table-row>
      </table:table>
      <text:p text:style-name="P13"/>
      <text:h text:style-name="P34" text:outline-level="1">Introduction</text:h>
      <text:p text:style-name="P21"><text:span text:style-name="T7">The OSGi Core specification version 4 introduced framework extension bundles as a way to deliver optional parts of the Framework implementation. <text:s/>The OSGi Core specification version 4.2 and 4.3 introduced various framework hooks that allowed bundles on top of the framework to augment certain behaviors of the framework. <text:s/>For example, the service, bundle and resolver hooks together may be used to implement a scoping model for isolating groups of bundles with in the same framework. <text:s/>In many scenarios it is desired to have these hooks be available (registered) as early as possible to guarantee consistent behavior for the complete lifecycle of the framework. <text:s/>Currently there is no standard to ensure the hook implementations are available when a framework is initialized because hook implementations are registered as services by normal bundles which can only be activated after a framework has been initialized.</text:span></text:p>
      <text:p text:style-name="P21"><text:soft-page-break/><text:span text:style-name="T7">This RFC specifies extension bundle activators which can be used by a framework extension to hook into the initialization process of the framework, including the ability to register framework hook services.</text:span></text:p>
      <text:h text:style-name="P34" text:outline-level="1">Application Domain</text:h>
      <text:p text:style-name="P22"><text:span text:style-name="T8">The basic framework provides complete visibility for any bundle to any other bundle, service or capability. <text:s/>In certain use cases it is important to provide a notion of isolation or scope to a group of bundles. <text:s/>The Enterprise specification has defined subsystems as a standard way to isolate groups of bundles.</text:span></text:p>
      <text:p text:style-name="P22"><text:span text:style-name="T8">In environments that include an isolation model, such as subsystems, framework hooks are used extensively to provide the implementation of the isolation model. <text:s/>In order to provide a consistent behavior the framework hook service implementations must be registered before any operation occurs that requires isolation. <text:s/>For example, resolution operations, interactions with the service registry etc.</text:span></text:p>
      <text:h text:style-name="P34" text:outline-level="1">Problem Description</text:h>
      <text:p text:style-name="P23"><text:span text:style-name="T9">In order for framework hook service implementations to provide consistent behavior they must be registered with the service registry and available before any framework operations occur where they need to influence the behavior. <text:s/></text:span><text:span text:style-name="T10">For service and bundle hooks this is typically not an issue if the hook implementations are registered by a bundle at a very low start-level (for example start-level 1). <text:s/>This allows them to be available before any other normal bundles interact with the service registry or the set of installed bundles.</text:span></text:p>
      <text:p text:style-name="P24"><text:span text:style-name="T10">Resolver hooks participate in the resolve process of the framework. <text:s/>The specification allows resolution to occur at any time. <text:s/>Resolution may occur before even starting the first bundle (including the bundle that implements a resolver hook). <text:s/></text:span><text:span text:style-name="T11">This implies that bundles implementing resolver hooks must do some kind of consistency check each time they come on line to see if the wiring has changed since the last time they were active. <text:s/>One way to do this would involve the resolve hook implementation persisting the complete wiring graph on shutdown and then comparing the graph to the current wiring graph on restart. <text:s/>This is likely to be complicated and an expensive operation.</text:span></text:p>
      <text:p text:style-name="P25"><text:span text:style-name="T11">Conceptually framework hook implementations </text:span><text:span text:style-name="T13">extend</text:span><text:span text:style-name="T11"> the framework and can be considered part of the framework. <text:s/>In many cases it is desirable to make the hooks available as soon as the framework is initialized. <text:s/>One way to solve this issue is to introduce extension bundle activators </text:span><text:span text:style-name="T12">which can be declared by a framework extension. <text:s/>This would allow the activator to be called during framework initialization to establish the framework hook as early as possible. <text:s/>It would also allow the framework hook to remain available as late as possible during the framework shutdown process.</text:span></text:p>
      <text:h text:style-name="P34" text:outline-level="1"><text:soft-page-break/>Requirements</text:h>
      <text:list xml:id="list3832396306704181249" text:style-name="L1">
        <text:list-item>
          <text:p text:style-name="P26"><text:span text:style-name="T12">A framework extension </text:span><text:span text:style-name="T13">must be able to specify an extension bundle activator.</text:span></text:p>
        </text:list-item>
        <text:list-item>
          <text:p text:style-name="P27"><text:span text:style-name="T13">A bootclasspath extension must </text:span><text:span text:style-name="T16">NOT</text:span><text:span text:style-name="T13"> be able to specify an extension bundle activator.</text:span></text:p>
        </text:list-item>
        <text:list-item>
          <text:p text:style-name="P27"><text:span text:style-name="T13">An extension bundle activator must be specified in an extension bundle's manifest using a new header. The existing Bundle-Activator header must not be used.</text:span></text:p>
        </text:list-item>
        <text:list-item>
          <text:p text:style-name="P28"><text:span text:style-name="T15">F</text:span><text:span text:style-name="T14">ramework configurations that </text:span><text:span text:style-name="T15">have framework extensions with extension bundle activators </text:span><text:span text:style-name="T16">Framework initialization process (Framework.init())</text:span><text:span text:style-name="T15"> must call the BundleActivator.start(BundleContext) method </text:span><text:span text:style-name="T16">for</text:span><text:span text:style-name="T15"> each framework extension </text:span><text:span text:style-name="T16">that is resolved</text:span><text:span text:style-name="T15">.</text:span></text:p>
        </text:list-item>
        <text:list-item>
          <text:p text:style-name="P29"><text:span text:style-name="T15">During framework initialization if existing framework extensions </text:span><text:span text:style-name="T16">are installed and</text:span><text:span text:style-name="T15"> require resolution then the resolve operation must be scoped to only include the system bundle and its fragments. <text:s/></text:span><text:span text:style-name="T16">This resolution operation must occur before calling the first extension bundle activator start method.</text:span></text:p>
        </text:list-item>
        <text:list-item>
          <text:p text:style-name="P30"><text:span text:style-name="T16">If a framework extension is allowed to be installed and resolve dynamically after framework initialization, without a framework restart, then the extension bundle activator start method must be called as soon as the extension bundle is resolved (the current CT implies that dynamic resolution is required without a restart).</text:span></text:p>
        </text:list-item>
        <text:list-item>
          <text:p text:style-name="P30"><text:span text:style-name="T16">During the framework shutdown process the extension bundle activator BundleActivator.stop(BundleContext) method must be called for each framework extension that is resolved. <text:s/>The stop methods are called after decrementing the start-level to 0 and before firing one of the FrameworkEvent.STOPPED events which Framework.waitForStop is listening for.</text:span></text:p>
        </text:list-item>
        <text:list-item>
          <text:p text:style-name="P30"><text:span text:style-name="T16">Uninstalling a framework extension must NOT result in the extension bundle activator stop method being called. <text:s/>Extension bundle activator stop methods are ONLY called during framework shutdown.</text:span></text:p>
        </text:list-item>
      </text:list>
      <text:h text:style-name="P34" text:outline-level="1">Technical Solution</text:h>
      <text:p text:style-name="P12">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12">Strictly use the terminology a defined in the Problem Context.</text:p>
      <text:p text:style-name="P12"><text:soft-page-break/>On each level, list the limitations of the solutions and any rationales for design decisions. Almost every decision is a trade off so explain what those trade offs are and why a specific trade off is made.</text:p>
      <text:p text:style-name="P12">Address what security mechanisms are implemented and how they should be used.</text:p>
      <text:h text:style-name="P34" text:outline-level="1">Data Transfer Objects</text:h>
      <text:p text:style-name="P32"><text:span text:style-name="T16">None for this RFC</text:span></text:p>
      <text:h text:style-name="P34" text:outline-level="1">Javadoc</text:h>
      <text:p text:style-name="P33"><text:span text:style-name="T17">None at this time. <text:s/>A constant will need to be defined to specify the ExtensionBundle-Activator header.</text:span></text:p>
      <text:h text:style-name="P34" text:outline-level="1">Considered Alternatives</text:h>
      <text:p text:style-name="P31"><text:span text:style-name="T16">Considered adding a FrameworkWiring.getChangeCount method that could be used by bundles with resolver hooks that could be used to determine if some resolve operation occurred while they were not available or registered. <text:s/>This solution is really only useful for frameworks that cache their resolution state between framework sessions. <text:s/>Otherwise the change count would be different for each restart and require a resolver hook implementation to always do a consistency check.</text:span></text:p>
      <text:h text:style-name="P34" text:outline-level="1"><text:soft-page-break/>Security Considerations</text:h>
      <text:p text:style-name="P31"><text:span text:style-name="T16">Framework extensions will be handed the BundleContext of the system bundle without performing any security check. <text:s/>This is acceptable because framework extensions must have all permissions in order to be installed successfully.</text:span></text:p>
      <text:h text:style-name="P34" text:outline-level="1">Document Support</text:h>
      <text:h text:style-name="P36" text:outline-level="2">References</text:h>
      <text:list xml:id="list4970991097394082529" text:style-name="WW8Num3">
        <text:list-item>
          <text:p text:style-name="P19"><text:bookmark-start text:name="_Ref493020620"/>Bradner, S., Key words for use in RFCs to Indicate Requirement Levels, RFC2119, March 1997.<text:bookmark-end text:name="_Ref493020620"/></text:p>
        </text:list-item>
        <text:list-item>
          <text:p text:style-name="P19">Software Requirements &amp; Specifications. Michael Jackson. ISBN 0-201-87712-0</text:p>
        </text:list-item>
      </text:list>
      <text:p text:style-name="P20"><text:span text:style-name="T4"/></text:p>
      <text:h text:style-name="P36" text:outline-level="2">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46"><text:span text:style-name="T16">Thomas Watson</text:span></text:p>
          </table:table-cell>
        </table:table-row>
        <table:table-row table:style-name="Table2.1">
          <table:table-cell table:style-name="Table2.A1" office:value-type="string">
            <text:p text:style-name="P5">Company</text:p>
          </table:table-cell>
          <table:table-cell table:style-name="Table2.B1" office:value-type="string">
            <text:p text:style-name="P46"><text:span text:style-name="T16">IBM</text:span></text:p>
          </table:table-cell>
        </table:table-row>
        <table:table-row table:style-name="Table2.1">
          <table:table-cell table:style-name="Table2.A1" office:value-type="string">
            <text:p text:style-name="P5">Address</text:p>
          </table:table-cell>
          <table:table-cell table:style-name="Table2.B1" office:value-type="string">
            <text:p text:style-name="P46"><text:span text:style-name="T16"/></text:p>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7">e-mail</text:p>
          </table:table-cell>
          <table:table-cell table:style-name="Table2.B1" office:value-type="string">
            <text:p text:style-name="P46"><text:span text:style-name="T16">tjwatson@us.ibm.com</text:span></text:p>
          </table:table-cell>
        </table:table-row>
      </table:table>
      <text:p text:style-name="P13"/>
      <text:h text:style-name="P36" text:outline-level="2">Acronyms and Abbreviations</text:h>
      <text:p text:style-name="P13"/>
      <text:h text:style-name="P36"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style: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4"><draw:image xlink:href="Pictures/1000020100000427000001D8328612BC.png" xlink:type="simple" xlink:show="embed" xlink:actuate="onLoad"/></draw:frame><text:tab/><text:user-defined style:data-style-name="N0" text:name="RFC Title">RFC 204 - Framework Extension Activators</text:user-defined><text:tab/>Page <text:page-number text:select-page="current">8</text:page-number> of <text:page-count style:num-format="1">8</text:page-count></text:p>
        <text:p text:style-name="Header"/>
        <text:p text:style-name="Header"><text:tab/>Draft<text:tab/> <text:modification-date style:data-style-name="N76">August 28, 2013</text:modification-date></text:p>
      </style:header>
      <style:footer>
        <text:p text:style-name="MP1">Copyright © <text:span text:style-name="MT1">OSGi Alliance </text:span><text:span text:style-name="MT1"><text:modification-date style:data-style-name="N118">2013</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8">2013</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meta:creation-date>2013-08-27T14:54:58</meta:creation-date>
    <meta:editing-cycles>3</meta:editing-cycles>
    <meta:editing-duration>P1DT12M50S</meta:editing-duration>
    <meta:initial-creator>Thomas Watson</meta:initial-creator>
    <dc:date>2013-08-28T16:28:34</dc:date>
    <dc:creator>Thomas Watson</dc:creator>
    <meta:document-statistic meta:table-count="2" meta:image-count="2" meta:object-count="0" meta:page-count="8" meta:paragraph-count="105" meta:word-count="2487" meta:character-count="16269" meta:non-whitespace-character-count="13862"/>
    <meta:user-defined meta:name="Info"/>
    <meta:user-defined meta:name="Info 3"/>
    <meta:user-defined meta:name="Info 4"/>
    <meta:user-defined meta:name="RFC Title">RFC 204 - Framework Extension Activators</meta:user-defined>
  </office:meta>
</office:document-meta>
</file>